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ca4a" officeooo:paragraph-rsid="0018ca4a"/>
    </style:style>
    <style:style style:name="P2" style:family="paragraph" style:parent-style-name="Text_20_body">
      <style:text-properties officeooo:rsid="0018ca4a" officeooo:paragraph-rsid="0019dde0"/>
    </style:style>
    <style:style style:name="P3" style:family="paragraph" style:parent-style-name="Text_20_body">
      <style:text-properties fo:font-size="15pt" officeooo:rsid="0018ca4a" officeooo:paragraph-rsid="0019dde0" style:font-size-asian="15pt" style:font-size-complex="15pt"/>
    </style:style>
    <style:style style:name="P4" style:family="paragraph" style:parent-style-name="Text_20_body">
      <style:text-properties fo:font-size="15pt" officeooo:rsid="0018ca4a" officeooo:paragraph-rsid="001c48cf" style:font-size-asian="15pt" style:font-size-complex="15pt"/>
    </style:style>
    <style:style style:name="P5" style:family="paragraph" style:parent-style-name="Text_20_body">
      <style:text-properties fo:font-size="15pt" officeooo:rsid="0018ca4a" officeooo:paragraph-rsid="0018ca4a" style:font-size-asian="15pt" style:font-size-complex="15pt"/>
    </style:style>
    <style:style style:name="P6" style:family="paragraph" style:parent-style-name="Text_20_body">
      <style:text-properties fo:font-size="15pt" officeooo:rsid="001a6087" officeooo:paragraph-rsid="001c48cf" style:font-size-asian="15pt" style:font-size-complex="15pt"/>
    </style:style>
    <style:style style:name="T1" style:family="text">
      <style:text-properties officeooo:rsid="0019dde0"/>
    </style:style>
    <style:style style:name="T2" style:family="text">
      <style:text-properties fo:font-size="15pt" style:font-size-asian="15pt" style:font-size-complex="15pt"/>
    </style:style>
    <style:style style:name="T3" style:family="text">
      <style:text-properties officeooo:rsid="0020e8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OURS</text:p>
      <text:p text:style-name="P1"/>
      <text:p text:style-name="P5"><text:span text:style-name="T3">*,,,,,,,,,,,,,,,,,,,,,,,,,,,,,,,,,,,,,,,,,,,,,,,,,,,,,,,,,,,,,,,,,,,,,,,,,,,,,,,,,,,,,,,,,,,,,,,,,,,,,,,,,,,,,,,,,,,,,,,,,,,,,,,,,,,,,,,,,,,,</text:span>mais surtout en tant que preuve vivante qu’une jeune fille peut réussir et s’épanouir dans le monde du numérique.Je sais que lorsqu’on parle de métiers d’avenir, on pense souvent à la médecine, au droit ou à l’enseignement. Mais savez-vous que le numérique est aujourd’hui l’un des secteurs les plus dynamiques et les plus accessibles ?On nous dit souvent que l’informatique est un monde réservé aux hommes, que c’est trop compliqué, trop technique pour nous… </text:p>
      <text:p text:style-name="P3">Tu ferais mieux de choisir un métier plus classique. » </text:p>
      <text:p text:style-name="P3">Mais moi, je suis là pour vous dire que c’est FAUX ! <text:span text:style-name="T1">Et j’ai décidé d’écouter ma passion, pas les préjugés.</text:span></text:p>
      <text:p text:style-name="P3">L’informatique, c’est bien plus que des lignes de codes ou des machines. C’est un monde d’innovation, de créativité et surtout d’impact ! Que vous aimiez les jeux vidéo, l’intelligence artificielle, la cybersécurité ou même le design numérique, il y a une place pour vous.</text:p>
      <text:p text:style-name="P2"><text:span text:style-name="T2">Imaginez : vous pouvez créer une appli pour aider les agriculteurs à mieux gérer leurs récoltes, ou un site qui connecte les jeunes aux opportunités dans leur région. Oui, </text:span><text:span text:style-name="Emphasis"><text:span text:style-name="T2">vous</text:span></text:span><text:span text:style-name="T2"> pouvez avoir cet impact.</text:span></text:p>
      <text:p text:style-name="P3">Une fille qui choisit l’informatique, c’est une fille qui se donne la possibilité de créer, d’innover et de changer le monde.</text:p>
      <text:p text:style-name="P4">Ce qui compte, ce n’est pas votre genre, c’est votre curiosité, votre détermination,votre motivation. Osez explorer, osez rêver grand ! Parce que demain, c’est vous qui créerez les technologies qui changeront le monde.</text:p>
      <text:p text:style-name="P4"><text:span text:style-name="T1">Les filles, je vous encourage </text:span><text:s/>à suivre <text:span text:style-name="T1">vos</text:span> passions, à ne pas se limiter par peur ou par habitude. Le numérique est un domaine où <text:span text:style-name="T1">nous</text:span> <text:span text:style-name="T1">avons</text:span> toute <text:span text:style-name="T1">notre </text:span>place.</text:p>
      <text:p text:style-name="P6">Quelques soit le filière que vous choississez, quelques soit le métiers que vous aimez.Ne laissez personne choisir à votre place.Votre avenir vous apparti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6T15:19:14.605053490</meta:creation-date>
    <dc:date>2025-04-11T09:19:41.225433428</dc:date>
    <meta:editing-duration>PT1H3M17S</meta:editing-duration>
    <meta:editing-cycles>2</meta:editing-cycles>
    <meta:generator>LibreOffice/24.2.7.2$Linux_X86_64 LibreOffice_project/420$Build-2</meta:generator>
    <meta:document-statistic meta:table-count="0" meta:image-count="0" meta:object-count="0" meta:page-count="1" meta:paragraph-count="10" meta:word-count="291" meta:character-count="1905" meta:non-whitespace-character-count="1621"/>
  </office:meta>
</office:document-meta>
</file>